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4" calcext:value-type="date">
            <text:p>11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0" calcext:value-type="date">
            <text:p>11/10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2" calcext:value-type="date">
            <text:p>11/12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3" calcext:value-type="date">
            <text:p>11/13/18</text:p>
          </table:table-cell>
          <table:table-cell office:value-type="float" office:value="152.6" calcext:value-type="float">
            <text:p>152.6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4" calcext:value-type="date">
            <text:p>11/14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5" calcext:value-type="date">
            <text:p>11/15/18</text:p>
          </table:table-cell>
          <table:table-cell office:value-type="float" office:value="151.2" calcext:value-type="float">
            <text:p>151.2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7" calcext:value-type="date">
            <text:p>11/17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8" calcext:value-type="date">
            <text:p>11/18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9" calcext:value-type="date">
            <text:p>11/19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0" calcext:value-type="date">
            <text:p>11/20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1" calcext:value-type="date">
            <text:p>11/21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2" calcext:value-type="date">
            <text:p>11/22/18</text:p>
          </table:table-cell>
          <table:table-cell office:value-type="float" office:value="150.8" calcext:value-type="float">
            <text:p>150.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3" calcext:value-type="date">
            <text:p>11/2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4" calcext:value-type="date">
            <text:p>11/24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5" calcext:value-type="date">
            <text:p>11/25/18</text:p>
          </table:table-cell>
          <table:table-cell office:value-type="float" office:value="153.2" calcext:value-type="float">
            <text:p>153.2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6" calcext:value-type="date">
            <text:p>11/26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7" calcext:value-type="date">
            <text:p>11/27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8" calcext:value-type="date">
            <text:p>11/28/18</text:p>
          </table:table-cell>
          <table:table-cell office:value-type="float" office:value="154.4" calcext:value-type="float">
            <text:p>154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9" calcext:value-type="date">
            <text:p>11/29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30" calcext:value-type="date">
            <text:p>11/30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1" calcext:value-type="date">
            <text:p>12/01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2" calcext:value-type="date">
            <text:p>12/02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3" calcext:value-type="date">
            <text:p>12/0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4" calcext:value-type="date">
            <text:p>12/04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5" calcext:value-type="date">
            <text:p>12/05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float" office:value="153.8" calcext:value-type="float">
            <text:p>153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float" office:value="151.8" calcext:value-type="float">
            <text:p>151.8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8" calcext:value-type="date">
            <text:p>12/08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9" calcext:value-type="date">
            <text:p>12/09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0" calcext:value-type="date">
            <text:p>12/10/18</text:p>
          </table:table-cell>
          <table:table-cell table:style-name="Default" office:value-type="float" office:value="156.4" calcext:value-type="float">
            <text:p>156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1" calcext:value-type="date">
            <text:p>12/11/18</text:p>
          </table:table-cell>
          <table:table-cell office:value-type="float" office:value="158" calcext:value-type="float">
            <text:p>158.0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2" calcext:value-type="date">
            <text:p>12/12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3" calcext:value-type="date">
            <text:p>12/13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4" calcext:value-type="date">
            <text:p>12/14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5" calcext:value-type="date">
            <text:p>12/15/18</text:p>
          </table:table-cell>
          <table:table-cell office:value-type="float" office:value="155.4" calcext:value-type="float">
            <text:p>155.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6" calcext:value-type="date">
            <text:p>12/16/18</text:p>
          </table:table-cell>
          <table:table-cell office:value-type="float" office:value="154.8" calcext:value-type="float">
            <text:p>154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7" calcext:value-type="date">
            <text:p>12/17/18</text:p>
          </table:table-cell>
          <table:table-cell office:value-type="float" office:value="156.8" calcext:value-type="float">
            <text:p>156.8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8" calcext:value-type="date">
            <text:p>12/18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9" calcext:value-type="date">
            <text:p>12/19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0" calcext:value-type="date">
            <text:p>12/20/18</text:p>
          </table:table-cell>
          <table:table-cell office:value-type="float" office:value="155.2" calcext:value-type="float">
            <text:p>155.2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1" calcext:value-type="date">
            <text:p>12/21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2" calcext:value-type="date">
            <text:p>12/22/18</text:p>
          </table:table-cell>
          <table:table-cell office:value-type="float" office:value="156.6" calcext:value-type="float">
            <text:p>156.6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3" calcext:value-type="date">
            <text:p>12/23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float" office:value="156.8" calcext:value-type="float">
            <text:p>156.8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5" calcext:value-type="date">
            <text:p>12/25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6" calcext:value-type="date">
            <text:p>12/26/18</text:p>
          </table:table-cell>
          <table:table-cell office:value-type="float" office:value="158.6" calcext:value-type="float">
            <text:p>158.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7" calcext:value-type="date">
            <text:p>12/27/18</text:p>
          </table:table-cell>
          <table:table-cell office:value-type="float" office:value="157.8" calcext:value-type="float">
            <text:p>157.8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8" calcext:value-type="date">
            <text:p>12/28/18</text:p>
          </table:table-cell>
          <table:table-cell office:value-type="float" office:value="158" calcext:value-type="float">
            <text:p>158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9" calcext:value-type="date">
            <text:p>12/29/18</text:p>
          </table:table-cell>
          <table:table-cell office:value-type="float" office:value="158.2" calcext:value-type="float">
            <text:p>158.2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30" calcext:value-type="date">
            <text:p>12/30/18</text:p>
          </table:table-cell>
          <table:table-cell office:value-type="float" office:value="157" calcext:value-type="float">
            <text:p>157.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4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 style:data-style-name="N2" text:time-value="13:35:12.042531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30T13:37:53.293313731</dc:date>
    <meta:editing-duration>PT8H34M</meta:editing-duration>
    <meta:editing-cycles>23</meta:editing-cycles>
    <meta:generator>LibreOffice/6.0.7.3$Linux_X86_64 LibreOffice_project/00m0$Build-3</meta:generator>
    <meta:document-statistic meta:table-count="1" meta:cell-count="514" meta:object-count="0"/>
  </office:meta>
</office:document-meta>
</file>